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3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40">
      <style:table-cell-properties fo:background-color="#dddddd" style:cell-protect="none" style:print-content="true"/>
    </style:style>
    <style:style style:name="ce37" style:family="table-cell" style:parent-style-name="Default" style:data-style-name="N127"/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36"/>
    <style:style style:name="ce40" style:family="table-cell" style:parent-style-name="Default" style:data-style-name="N142"/>
    <style:style style:name="ce41" style:family="table-cell" style:parent-style-name="Default">
      <style:text-properties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36"/>
        <table:table-column table:style-name="co8" table:default-cell-style-name="ce37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IF([.C15]=0; &quot;&quot;;[.D15]/[.C15]-1)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IF([.C16]=0; &quot;&quot;;[.D16]/[.C16]-1)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IF([.C17]=0; &quot;&quot;;[.D17]/[.C17]-1)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IF([.C18]=0; &quot;&quot;;[.D18]/[.C18]-1)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IF([.C19]=0; &quot;&quot;;[.D19]/[.C19]-1)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IF([.C20]=0; &quot;&quot;;[.D20]/[.C20]-1)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IF([.C24]=0; &quot;&quot;;[.D24]/[.C24]-1)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IF([.C25]=0; &quot;&quot;;[.D25]/[.C25]-1)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IF([.C26]=0; &quot;&quot;;[.D26]/[.C26]-1)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IF([.C27]=0; &quot;&quot;;[.D27]/[.C27]-1)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IF([.C30]=0; &quot;&quot;;[.D30]/[.C30]-1)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IF([.C31]=0; &quot;&quot;;[.D31]/[.C31]-1)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IF([.C32]=0; &quot;&quot;;[.D32]/[.C32]-1)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IF([.C33]=0; &quot;&quot;;[.D33]/[.C33]-1)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IF([.C37]=0; &quot;&quot;;[.D37]/[.C37]-1)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IF([.C40]=0; &quot;&quot;;[.D40]/[.C40]-1)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IF([.C41]=0; &quot;&quot;;[.D41]/[.C41]-1)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IF([.C42]=0; &quot;&quot;;[.D42]/[.C42]-1)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IF([.C43]=0; &quot;&quot;;[.D43]/[.C43]-1)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IF([.C44]=0; &quot;&quot;;[.D44]/[.C44]-1)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IF([.C45]=0; &quot;&quot;;[.D45]/[.C45]-1)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IF([.C47]=0; &quot;&quot;;[.D47]/[.C47]-1)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IF([.C50]=0; &quot;&quot;;[.D50]/[.C50]-1)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IF([.C51]=0; &quot;&quot;;[.D51]/[.C51]-1)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IF([.C52]=0; &quot;&quot;;[.D52]/[.C52]-1)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IF([.C53]=0; &quot;&quot;;[.D53]/[.C53]-1)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IF([.C54]=0; &quot;&quot;;[.D54]/[.C54]-1)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IF([.C55]=0; &quot;&quot;;[.D55]/[.C55]-1)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IF([.C57]=0; &quot;&quot;;[.D57]/[.C57]-1)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IF([.C60]=0; &quot;&quot;;[.D60]/[.C60]-1)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9"/>
        <table:table-column table:style-name="co10" table:default-cell-style-name="ce29"/>
        <table:table-column table:style-name="co11" table:default-cell-style-name="ce40"/>
        <table:table-column table:style-name="co12" table:default-cell-style-name="ce39"/>
        <table:table-column table:style-name="co12" table:visibility="collapse" table:default-cell-style-name="ce39"/>
        <table:table-column table:style-name="co13" table:default-cell-style-name="ce40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7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1"/>
          <table:table-cell table:style-name="ce41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3]&lt;&gt;0;IF([.E13]&lt;&gt;0;[.B13]/[.E13]-1;&quot;&quot;);&quot;&quot;)">
            <text:p/>
          </table:table-cell>
          <table:table-cell table:style-name="ce42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IF([.E14]&lt;&gt;0;[.B14]/[.E14]-1;&quot;&quot;);&quot;&quot;)">
            <text:p/>
          </table:table-cell>
          <table:table-cell table:style-name="ce42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IF([.E15]&lt;&gt;0;[.B15]/[.E1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IF([.E16]&lt;&gt;0;[.B16]/[.E1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IF([.E17]&lt;&gt;0;[.B17]/[.E1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IF([.E18]&lt;&gt;0;[.B18]/[.E1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IF([.E19]&lt;&gt;0;[.B19]/[.E1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IF([.E20]&lt;&gt;0;[.B20]/[.E2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IF([.E21]&lt;&gt;0;[.B21]/[.E2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9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20:10:49.491014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14T20:15:44.418742733</dc:date>
    <meta:editing-duration>PT8H16M34S</meta:editing-duration>
    <meta:editing-cycles>41</meta:editing-cycles>
    <meta:generator>LibreOffice/5.0.6.2$Linux_X86_64 LibreOffice_project/00$Build-2</meta:generator>
    <meta:document-statistic meta:table-count="4" meta:cell-count="1499" meta:object-count="0"/>
  </office:meta>
</office:document-meta>
</file>